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3pt" style:font-size-asian="13pt" style:font-size-complex="13pt"/>
    </style:style>
    <style:style style:name="P2" style:family="paragraph" style:parent-style-name="Standard">
      <style:text-properties fo:color="#000000" fo:font-size="13pt" officeooo:rsid="002009c2" officeooo:paragraph-rsid="002009c2" style:font-size-asian="13pt" style:font-size-complex="13pt"/>
    </style:style>
    <style:style style:name="P3" style:family="paragraph" style:parent-style-name="Preformatted_20_Text">
      <style:text-properties fo:font-variant="normal" fo:text-transform="none" fo:color="#222222" fo:font-size="8.25pt" fo:letter-spacing="normal" fo:font-style="normal" fo:font-weight="normal" style:font-size-asian="13pt" style:font-size-complex="13pt"/>
    </style:style>
    <style:style style:name="P4" style:family="paragraph" style:parent-style-name="Preformatted_20_Text">
      <style:text-properties fo:font-variant="normal" fo:text-transform="none" fo:color="#222222" fo:font-size="8.25pt" fo:letter-spacing="normal" fo:font-style="normal" fo:font-weight="normal" officeooo:rsid="002009c2" officeooo:paragraph-rsid="002009c2" style:font-size-asian="13pt" style:font-size-complex="13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20%" fo:orphans="2" fo:widows="2" fo:background-color="#ffffff" fo:padding="0cm" fo:border="none"/>
      <style:text-properties fo:font-variant="normal" fo:text-transform="none" fo:color="#222222" fo:font-size="8.25pt" fo:letter-spacing="normal" fo:font-style="normal" fo:font-weight="normal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20%" fo:orphans="2" fo:widows="2" fo:background-color="#ffffff" fo:padding="0cm" fo:border="none"/>
      <style:text-properties fo:font-variant="normal" fo:text-transform="none" fo:color="#222222" fo:letter-spacing="normal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20%" fo:orphans="2" fo:widows="2" fo:background-color="#ffffff" fo:padding="0cm" fo:border="none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style:text-underline-style="none" fo:font-weight="normal" officeooo:rsid="003a0799" loext:padding="0cm" loext:border="none"/>
    </style:style>
    <style:style style:name="T3" style:family="text">
      <style:text-properties fo:font-style="normal" style:text-underline-style="none" fo:font-weight="normal" officeooo:rsid="003ae947" loext:padding="0cm" loext:border="none"/>
    </style:style>
    <style:style style:name="T4" style:family="text">
      <style:text-properties fo:font-style="normal" style:text-underline-style="none" fo:font-weight="normal" officeooo:rsid="003ccd5c" loext:padding="0cm" loext:border="none"/>
    </style:style>
    <style:style style:name="T5" style:family="text">
      <style:text-properties fo:font-style="normal" style:text-underline-style="none" fo:font-weight="normal" officeooo:rsid="003ec151" style:font-weight-asian="bold" style:font-weight-complex="bold" loext:padding="0cm" loext:border="none"/>
    </style:style>
    <style:style style:name="T6" style:family="text">
      <style:text-properties fo:font-style="normal" style:text-underline-style="none" fo:font-weight="normal" officeooo:rsid="003f05c5" style:font-weight-asian="bold" style:font-weight-complex="bold" loext:padding="0cm" loext:border="none"/>
    </style:style>
    <style:style style:name="T7" style:family="text">
      <style:text-properties fo:font-style="normal" style:text-underline-style="none" fo:font-weight="normal" officeooo:rsid="00411b31" style:font-weight-asian="bold" style:font-weight-complex="bold" loext:padding="0cm" loext:border="none"/>
    </style:style>
    <style:style style:name="T8" style:family="text">
      <style:text-properties fo:font-style="normal" style:text-underline-style="none" fo:font-weight="normal" officeooo:rsid="00411b31" loext:padding="0cm" loext:border="none"/>
    </style:style>
    <style:style style:name="T9" style:family="text">
      <style:text-properties fo:font-size="8.2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5310_3062245043"/><text:bookmark-start text:name="__DdeLink__33901_127468092"/><text:bookmark-start text:name="__DdeLink__33806_127468092"/><text:bookmark-start text:name="__DdeLink__33797_127468092"/><text:bookmark-start text:name="__DdeLink__4683_3062245043"/><text:bookmark-start text:name="__DdeLink__4292_3062245043"/><text:bookmark-start text:name="__DdeLink__3970_3062245043"/><text:bookmark-start text:name="__DdeLink__1239_887038440"/><text:bookmark-start text:name="__DdeLink__4130_887038440"/><text:bookmark-start text:name="__DdeLink__3831_3062245043"/>&gt;1.1</text:p>
      <text:p text:style-name="P1"><text:bookmark-start text:name="__DdeLink__1230_887038440"/>TCACCTGTGAAGCTCATGAGGGCAAAACTTCCAAGTTTTGAACCCAGATGAGTTTTAATGTAAATGTAGTCATTCACTACACTTTCATTAATCTCCAAATATTTCATTAAGGCAATTTCAAAGCTCAAAACAATGGCATCTTGACTTGCATCGAAAGCCTCATAATCCGATTCTGTGCAAACACCATCAAATTTCTGTTTTACAACCCACTCATTAAGATCATCAATGTTTTTACAGGAGTGTATGTAAAAATTCTTGGGTAAAGCCTCATTTAATTTCTTTTCAATGTATCTCATTGTTGGTGCAAATCGGCATAAGACAGCATGGTGAAAACACGCCAGCGTTTGCCC<text:bookmark-end text:name="__DdeLink__1230_887038440"/></text:p>
      <text:p text:style-name="P1">&gt;1.2</text:p>
      <text:p text:style-name="P1">TCTCCTGTGAAGCTCATGAGGGCAAAACTTCCAAGTTTTGAACCCAAATGAGTTTTAATGTAAATGTAGTCATTCACTACACTTTCATTAATCTCCAAATATCTCATTAAGGCAAGTTCAAAGCTCAAAACAATAGCATCTTGACTTGCATCGAAAGCCTCATAATCCGATTCTGTGCAAACACCATCAAATTTCTGTTTTACAACCCACTCATTAAGATCATCAATATTTTTACAGGAGTGTATGTAAAAATTCTTGGGTAAAGCTTCATTTAATTTCTTTTCAATGTACCTCATTGTTGGTGCAAATCGGCATAAGACAGCATGGTGAAAACACGCCAACGTCTGCCCCGCCTTGGC</text:p>
      <text:p text:style-name="P1">&gt;2.2</text:p>
      <text:p text:style-name="P1">TTCCAGTAAAGCGGATGAGGGCGAAACTTCCAAGTTTTGAGCCCAAATGGGTTTTAATATAGATGTAGTCATTTACCACACCTTCATCAATTTCTAAATACCTCATCAAAGCCAATTCAAAACTCAAAACAATAGCATCTTGACTGGCATCAAAAGCCTCATAATCAGACTCTGTGCAAACACCATCAAACCCCTGCTTCATAACCCATTCATTGAGATCATCAATATTTTTGCATGAATGTATGTAAAAATTTTTGGGTAGAGCTTCATTCAGTTTCTTTTCAATGTACCTCATTGTTGGTGCAAACCTACACAGAACAGTATGATGAAAACACGCAAGCGTTTGCCCCGCCTTGGC</text:p>
      <text:p text:style-name="P1">&gt;2.3</text:p>
      <text:p text:style-name="P1"><text:bookmark-start text:name="__DdeLink__1241_887038440"/>TCTCCTGTGAAGCTCTGAGGGCGAAACTTCCGAGTTTTGAGCCCAAATGAGTTTTAATATAAATGTAGTCATTTACCACACCTTCATCAATTTCTAAATACCTCATTAAAGCCAATTCGAAACTCAAAACGATAGCATCTTGACTGGCATCAAAAGCCTCATAATCAGACTCTGTGCAAACACCATCAAACCCCTGCTTCATAACCCATTCATTGAGATCATCAATGTTTTTGCATGAATGTATGTAAAAATTTTTGGGTAGAGCTTCATTCAGCTTCTTTTCAATGTACCTCATTGTTGGTGCAAACCTACACAGAACAGCATGATGAAAACACGCCAGCGTTTGCCCCGCCTTGGC<text:bookmark-end text:name="__DdeLink__1241_887038440"/></text:p>
      <text:p text:style-name="P1">&gt;5.9</text:p>
      <text:p text:style-name="P1">GCCAAGGCGGGGCAGACGCTTGCGTGTTTTCATCATGCTGTTCTATGTAGATTTGCACCAACCATGAGGTATATTGAGAAAAATTGAATGAGGCCTTACCCAAAAATTTCTATATACACTCCTGCAAAAATATTGATGACCTTAATGAGTGGGTGATGAAGCAAAAATTTGATGGTGTTTGCATAGAATCTGATTATGAAGCTTTTGACGCTAGTCAAGACGCCATAGTTTTGAGCTTTGAGTTGGCCTTAATGAAATATCTGGAGATCAATGAAAATGTGGTGAACGGTTATATTTACATCAAGACTCACTTGGGTTCGAAACTTGGAAGTTTTGCCCTCATGAGCTTTACAGGTGA</text:p>
      <text:p text:style-name="P1">&gt;6.3</text:p>
      <text:p text:style-name="P1">TCTCCTGTAAAGCTCATGAGGGCAAAACTTCCAAGTTTTGAACCCAAGTGAGTTTTGATGTAGATATAATCGTTCACCACATTTTCATTGATCTCCAAATATCTCATTAAGGCCAACTCAAAGCTCAAAACTATGGCGTCTTGACTAGCATCAAAAGCTTCATAATCAGACTCTGTGCAAACACCATCAAATTTTTGCTTCATCACCCACTCATTAAGGTCATCAATATT<text:soft-page-break/>TCTGCAAGAGTGTATATAGAAATTTTTAGGTAAGGCCTCATTCAATCTTTTCTCTATATACCTCATGGTTGGTGCAAATCTACATAGAATAGCATGATGAAAACACGCCAACGTCTGCCCCGCCTTAGC</text:p>
      <text:p text:style-name="P1">&gt;6.5</text:p>
      <text:p text:style-name="P1">TCTCCTGTAAAGCGCATGAGGGCAAAACTTCCAAGTTTTGAACCCAAGTGAGTTTTGATGTAGATATAATCATTCACCACATTTTCATTGATCTCCAGATATTTCATTAAGGCCAACTCAAAGCTTAAAACTATGGCGTCTTGACTAGCATCAAAAGCTTCATAATCAGATTCTGTGCAAACACCATCAAATTTTTGCTTCATCACCCACTCACTGAGGTCATCAATATTTTTGCAAGAGTGTATATAGAAATTTTTAGGTAAGGCCTCATTCAATTTTTTCTCGATGTACCTCATGGTTGGTGCAAATCTACATAGAACAGCATGATGAAAACACGCAAACGTCTGCCCCGCCTTGGC</text:p>
      <text:p text:style-name="P1">&gt;6.6</text:p>
      <text:p text:style-name="P1">TCCCCTGTAAAGCGGATGAGGGCAAAACTTCCAAGTTTTGAACCCAAGTGAGTTTTGATGTAGATGTAATCGTTCACCACATTTTCATTGATCTCCAAATATTTCATTAAGGCCAACTCAAAGCTCAAAACTATGGCGTCTTGACTAGCATCAAAAGCTTCATAATCAGATTCTGTGCAAACACCATCAAATTTTTGCTTCATCACCCACTCATTAAGGTCATCAATATTTTTGCAAGAGTGTATATAGAAATTTTTAGGTAAGGCCTCATTCAATTTTTTCTCGATGTACCTCATGGTTGGTGCAAATCTACATAGAACAGCATGATGAAAACACGCCAGCGTTTGCCCCGCCTTGGC</text:p>
      <text:p text:style-name="P1">&gt;7.9</text:p>
      <text:p text:style-name="P1">TCACCAGTAAAGCTCATGAGGGCAAAACTTCCAAGCTTTGAGCCCAAATGAGTTTTAATATAAATGTAGTCATTCACTACACCTCCATCGATTTCTAAATACCTCATCAAAGCCAATTCAAAACTCAAAACAATAGCATCTTGACTAGCGTCGAAAGCCTCATAATCAGACTCTGTGCAAACACCATCAAACCCCTGCTTTATAACCCATTCATTGAGATCATCAATGTTTTTGCATGAGTGTATGTAAAAATTTCTGGGTAGAGCTTCATTCAATTTCTTTTCAATGTACCTCATTGTTGGTGCAAATCTACACAAAACAGCATGATGAAAACACGCAAACGTCTGCCCCGCCTTAGC</text:p>
      <text:p text:style-name="P1">&gt;8.8</text:p>
      <text:p text:style-name="P1">TCCCCAGTGAAGCTCATGAGGGCAAATGAACCAAGTTTTGAACCAAGATGAGTTTTAAGATAAATGTAGTCATCAATAACCCTCTCATTAACTTCCAAATACTCCATTACAGCCACTTCAAAACTTAGAACCATCGAATCCTGGCTTGCATCAAAAGCCTCATAGTCAGACTCAGTACATTCACCAGTAAAACCCTGCTTAAGCACCCAATTATTCAAATCATCAATATTTTTTCCTGAGTGTATGTAATAATTTTTTGGAAGTACTTCATTTAGTTTTTTTCTCTATGTACCGCATTGTTGGGGCAAATCTACATAGGACAGCGTGGTGAAAACACGCAAACGTTTGCCCCGCCTTAGC</text:p>
      <text:p text:style-name="P1">&gt;11.6</text:p>
      <text:p text:style-name="P1">TCCCCTGTGAAGCGGATGAGGGCAAAACCTCCAAGTTTTGAGCCCAAATGAGTTTTAATGTATATATAGTCATTTACCACACTCTCATTAATCTCTAAATATCTCATTAAAGCTAACTCAAAACTCAAAACAATGGCATCCTGACTGGCATCAAAAGCTTCATAATCAGATTCTGTGCAGACACCGTCAAATCCTTGTTTCAGGGCCCACTCATTGAGATCATCAAAGTTTCTGCACGAGTGTATGTAGAAATTTTTAGGTAAGGCTTCATTTAATTTCTTTTCAATGTATCTCATCGTTGGTGCAAACCTACATAGAACAGCATGATGGAAACACGCCAACGTTTGCCCCGCCTTGGC</text:p>
      <text:p text:style-name="P1">&gt;11.10</text:p>
      <text:p text:style-name="P1"><text:soft-page-break/>TCCCCTGTGAAGCGGATGAGGGCAAAACTTCCGAGTTTTGAGCCCAGATGAGTTTTGATGTATATATAGTCATTTACCACACCCTCATCAATCTCTAAATATCTCATTAAGGCTAATTCAAAACTCAAAACAATAGCATCTTGACTCGCATCAAAAGCTTCATAATCAGATTCTGTGCAAACACCATCAAATCCTTGTTTTAAGACCCACTCATTGAGATCATCAAAGTTTTTACACGAGTGTATGTAAAAATTTTTAGGCAAGGCTTCATTCAGTTTCTTTTCAATGTATCGCATTGTTGGCGCAAACCTACACAGAACAGCATGATGAAAACACGCCAGCGTCTGCCCCGCCTTAGC</text:p>
      <text:p text:style-name="P1">&gt;12.4</text:p>
      <text:p text:style-name="P1">TCTCCTGTAAAGCGCATGAGGGCGAAACTTCCAAGTTTTGAGCCCAAATGAGTTTTAACGTAAATGTAATCATTTACCACACTTTCATTAATTTCTAAATACCTCATTAAGGCCAACTCAAAACTCAGAACGATAGCATCTTGACTGGCATCAAAGGCCTCATAATCGGATTCTGTGCAGACACCATCAAATCCTTGTTTTATAACCCACTCATTGAGATCATCGATGTTTTTGCATGAGTGTATGTAAAAATTTTTGGGTAAAGCTTCATTGAGTTTTTTTTCAATGTACCTCATTGTTGGCGCAAACCTACATAAAACAGCGTGATGAAAACACGCAAGCGTTTGCCCCGCCTTAGC</text:p>
      <text:p text:style-name="P1">&gt;12.9</text:p>
      <text:p text:style-name="P1">TCCCCTGTGAAGCTCATGAGGGCAAAACTTCCGAGCTTTGAGCCTAAATGCGTTTTAATATAGACGTAGTCATTTATCACATTCTCATTAATTTCCAGATATCTCATTAAGGCTAACTCAAAACTCAGGACTATAGCATCTTGACTTGCATCAAAAGCTTCATAGTCAGATTCTGTGCAAACCCCTTCAAACTTTTGCTTCATAACCCACTCATTAAGATCGTCAATGTTCTTGCAGGAGTGTATATAAAAGTTCTTGGGTAGAGCCTCATTTAGTTTTTTTTCAATATATCTCATTGCTGGTGCGAATCTACATAAGACTGCATGGTGAAAACACGCAAACGTTTGCCCCGCCTTGGC<text:bookmark-end text:name="__DdeLink__5310_3062245043"/><text:bookmark-end text:name="__DdeLink__4683_3062245043"/><text:bookmark-end text:name="__DdeLink__4292_3062245043"/><text:bookmark-end text:name="__DdeLink__3970_3062245043"/><text:bookmark-end text:name="__DdeLink__3831_3062245043"/></text:p>
      <text:p text:style-name="P1">&gt;13,1</text:p>
      <text:p text:style-name="P1"><text:bookmark-start text:name="__DdeLink__4363_477853422"/>TCTCCTGTGAAGCGCATGAGGGCGAAACTCCCAAGTTTTGAGCCCAAATGAGTTTTGATGTAGATGTAATCATTCACCACACTCCCATTAATTTCTAAATATCTCATTAAAGCCAATTCGAAACTCAAAACAATGGCACCTTGACTGGCATCAAAAGCTTCATAATCAGATTCCGTGCAGACACCATCAAATCCCTGTTTTGTAACCCACTCATTGAGATCATCGATGTTTTTGCATGAGTGTATGTAGAAATTCTTAGGTAAGGCTTCGTTTAGTTTCTTCTCAATGTACCTCATTGTTGGCGCAAACCGACACAAAACGGCATGATGAAAGCACGCAAACGTCTGCCCCGCCTTAGC<text:bookmark-end text:name="__DdeLink__4363_477853422"/></text:p>
      <text:p text:style-name="P1">&gt;13,2</text:p>
      <text:p text:style-name="P1"><text:bookmark-start text:name="__DdeLink__4365_477853422"/>TCACCTGTAAAGCTGATGAGGGCGAAACTCCCAAGTTTTGAGCCCAAATGAGTTTTGATGTAGATGTAATCATTCACCACACTCTCATTAATTTCTAAATATCTCATTAAAGCCAATTCGAAACTCAAAACAATGGCATCTTGACTGGCATCAAAAGCTTCATAATCAGATTCCGTGCAGACACCATCAAATCCCTGTTTTGTAACCCACTCATTGAGATCATCGATGTTTTTGCATGAGTGTATGTAGAAATTCTTAGGTAAGGCTTCGTTTAGTTTCTTCTCAATGTACCTCATTGTTGGCGCAAACCGACACAAAACGGCATGATGAAAGCATGCCAACGTTTGCCCCGCCTTGGC<text:bookmark-end text:name="__DdeLink__4365_477853422"/></text:p>
      <text:p text:style-name="P1">&gt;14,2</text:p>
      <text:p text:style-name="P1"><text:bookmark-start text:name="__DdeLink__4367_477853422"/>TCACCAGTGAAGCTCATGAGGGCGAAGTTCCCAAGTTTTGAGCCCAGATGTGTTTTGATATAAATGTAATCATTCACCACACTTTCATTAATTTCTAAATATCTCATTAAAGCCAATTCAAAACTCAAAACAATGGCATCTTGACTTGCATCAAAGGCTTCATAATCAGATTCTGTGCAGACACCATCAAATTTCTGATTTATAACCCATTCATTGAGATCGTCAATGTTCTTGCATGAATGTATATAGAAATTTTTGGGTAGAGCTTCATTTAACTTCTTCTCAATGT<text:soft-page-break/>ACCTCATTGTTGGTGCAAATCTGCACAAAACAGCATGATGAAAACACGCAAGCGTCTGCCCCGCCTTGGC<text:bookmark-end text:name="__DdeLink__4367_477853422"/></text:p>
      <text:p text:style-name="P1">&gt;14,4</text:p>
      <text:p text:style-name="P1"><text:bookmark-start text:name="__DdeLink__4369_477853422"/>TCCCCTGTGAAGCGGATGAGGGCAAAGCTCCCAAGTTTTGAGCCCAGATGTGTTTTGATATAAATGTAATCATTCACCACACTTTCATTAATTTCTAAATATCTCATTAAAGCCAATCCAAAACTCAAAACAATGGCATCTTGACTTGCATCAAAAGCTTCATAATCAGATTCTGTGCAAACACCATCAAATTTCTGATTTATAACCCATTCATTGAGATCGTCAATGTTCTTGCATGAATGTATATAGAAATTTTTGGGTAGAGCTTCATTTAACTTCTTCTCAATGTACCTCATTGTTGGTGCAAATCTGCACAAAACAGCATGATGAAAACACGCCAACGTCTGCCCCGCCTTGGC<text:bookmark-end text:name="__DdeLink__4369_477853422"/></text:p>
      <text:p text:style-name="P1">&gt;14,6</text:p>
      <text:p text:style-name="P1"><text:bookmark-start text:name="__DdeLink__4371_477853422"/>TCCCCTGTAAAGCGGATGAGGGCGAAGCTTCCAAGTTTCGAACCCAAATGAGTTTTGATATAAATGTAATCGTTCACCACACTTTCATTAATTTCCAAATATCTCATTAAAGCCAATTCAAAACTCAAAACGATAGCATCCTGACTGGCATCAAAGGCTTCATAATCAGATTCTGTGCAGACACCATCAAATTTCTGATTTATAACCCATTCATTAAGATCATCAATGTTCTTACACGAATGTATGTAGAAATTTTTAGGTAGAGCTTCATTTAGCTTCTTCTCAATGTACCTCATTGTTGGTGCAAATCTGCATAAAACAGCATGATGAAAGCACGCCAACGTCTGCCCCGCCTTAGC<text:bookmark-end text:name="__DdeLink__4371_477853422"/></text:p>
      <text:p text:style-name="P1">&gt;15,8</text:p>
      <text:p text:style-name="P1"><text:bookmark-start text:name="__DdeLink__4373_477853422"/>TCTCCTGTGAAGCTCATGAGGGCGAAGCTCCCAAGTTTCGAACCCAAATGAGTTTTGATATAAATGTAATCGTTCGCCACACTTTCATTAATTTCCAAATATCTCATTAAAGCCAATTCAAAACTCAAAACAATGGCATCCTGACTCGCATCAAAGGCTTCATAATCAGATTCTGTGCAGACACCATCAAATTTCTGATTTATAACCCATTCATTGAGATCATCAATGTTCTTGCATGAATGTATGTAGAAATTTTTGGGCGAGGCTTCATTTAGCTTCTTTTCAATGTACCTCATTGTTGGCGCAAACCTGCACAAAACAGCATGATGAAAACACGCAAACGTCTGCCCCGCCTTAGC<text:bookmark-end text:name="__DdeLink__4373_477853422"/></text:p>
      <text:p text:style-name="P1">&gt;16,1</text:p>
      <text:p text:style-name="P1"><text:bookmark-start text:name="__DdeLink__4375_477853422"/>TCCCCAGTGAAGCGGATGAGGGCGAAACTCCCAAGTTTTGAGCCCAAATGAGTTTTGATGTAGATGTAATCATTCACCACACTCTCATTAATTTCTAAATATCTCATTAAAGCCAATTCGAAACTCAAAACAATGGCATCTTGACTGGCATCAAAAGCTTCATAATCAGATTCCGTGCAGACACCATCAAATCCCTGTTTTGTAACCCACTCATTGAGATCATCGATGTTTTTGCATGAGTGTATGTAGAAATTCTTAGGTAAAGCTTCGTTTAGTTTCTTCTCAATGTACCTCATTGTTGGCGCAAACCGACACAAAACGGCATGATGAAAGCACGCCAGCGTCTGCCCCGCCTTGGC<text:bookmark-end text:name="__DdeLink__4375_477853422"/></text:p>
      <text:p text:style-name="P1">&gt;16,4</text:p>
      <text:p text:style-name="P1"><text:bookmark-start text:name="__DdeLink__4377_477853422"/>TCCCCAGTAAAGCTCATGAGGGCGAAACTCCCAAGTTTTGAGCCCAAATGAGTTTTGATGTAGATGTAATCATTCACCACACTCTCATTAATTTCTAAATATCTCATTAAAGCCAATTCGAAACTCAAAACAATGGCATCTTGACTGGCATCAAAAGCTTCATAATCAGATTCCGTGCAGACACCATCAAATCCCTGTTTTGTAACCCACTCATTGAGATCATCGATGTTTTTGCATGAGTGTATGTAGAAATTCTTAGGTAAGGCTTCGTCTAGTTTCTTCTCAATGTACCTCATTGTTGGCGCAAACCGACACAAAACGGCATGATGAAAGCACGCAAGCGTTTGCCCCGCCTTAGC<text:bookmark-end text:name="__DdeLink__4377_477853422"/></text:p>
      <text:p text:style-name="P1">&gt;16,7</text:p>
      <text:p text:style-name="P1"><text:bookmark-start text:name="__DdeLink__4379_477853422"/>TCCCCAGTGAAGCGCATGAGGGCGAAACTCCCAAGTTTTGAGCCCAAATGAGTTTTGATGTAGATGTAATCATTCACCACACTCTCATTAATTTCTAAATATCTCATTAAAGCCA<text:soft-page-break/>ATTCGAAACTCAAAACAATGGCATCTTGACTGGCATCAAAAGCTTCATAATCAGATTCCGTGCAGACACCATCAAATCCCTGTTTTGTAACCCACTCATTGAGATCATCGATGTTTTTGCATGAGTGTATGTAGAAATTCTTAGGTAAGGCTTCGTTTAGTTTCTTCTCAATGTACCTCATTGTTGGCGCAAACCGACACAAAACGGCATGATGAAAGCACGCAAACGTCTGCCCCGCCTTAGC<text:bookmark-end text:name="__DdeLink__4379_477853422"/><text:bookmark-end text:name="__DdeLink__33806_127468092"/></text:p>
      <text:p text:style-name="P1"><text:bookmark-end text:name="__DdeLink__4130_887038440"/><text:bookmark-end text:name="__DdeLink__1239_887038440"/>&gt;capillovirus</text:p>
      <text:p text:style-name="P1"><text:span text:style-name="T1">ctcaaggaggtcgaatctacagacctcaaaattgatgctatctcgtc</text:span><text:bookmark text:name="NC_001749.2_4861"/><text:span text:style-name="T1">ctcagagctttacaaggatgcaacctttttcaaaccagacgtgcttaattgcatcaaaag</text:span><text:bookmark text:name="NC_001749.2_4921"/><text:span text:style-name="T1">gtttgaatcaaacgtcaaggtttcctctcgatctggtgacggcctcgtcctgtctgattt</text:span><text:bookmark text:name="NC_001749.2_4981"/><text:span text:style-name="T1">caaactgcttgatgacaccgaaattgattcaatcaggaagaaaagcaacaagtacaaata</text:span><text:bookmark text:name="NC_001749.2_5041"/><text:span text:style-name="T1">cttacactatggagtcatcctggttgggatcaaagcaatgttgccaaactttagaggcat</text:span><text:bookmark text:name="NC_001749.2_5101"/><text:span text:style-name="T1">ggaagggagagtcattgtatatgatggagcctgcctggatccgaaaagaggccacatttg</text:span><text:bookmark text:name="NC_001749.2_5161"/><text:span text:style-name="T2">ctcgtatcttttca</text:span></text:p>
      <text:p text:style-name="P1">&gt;citrivirus</text:p>
      <text:p text:style-name="P1"><text:span text:style-name="T1">gtgtagatacctagaaacccagatcagaaatcagttgcctgaaga</text:span><text:bookmark text:name="NC_003877.1_5221"/><text:span text:style-name="T1">aatttacattcactcaaataaaaattttgatgatttgaatgcatgggtcaaaaaattttt</text:span><text:bookmark text:name="NC_003877.1_5281"/><text:span text:style-name="T1">ccagagggatatctgtgttgagtctgattatgaagcatttgatgcaagccaggatgaata</text:span><text:bookmark text:name="NC_003877.1_5341"/><text:span text:style-name="T1">catattatccttcgagattcatctgatgaaagatgcgcattttccgcagaaaatcattga</text:span><text:bookmark text:name="NC_003877.1_5401"/><text:span text:style-name="T1">tgcatacatagaccttaaatgcaaattgggatgcaaattgggccatttttcaataatgag</text:span><text:bookmark text:name="NC_003877.1_5461"/><text:span text:style-name="T1">atttacaggggaattttgcaccttcctattcaacacactggccaatatggcattcactat</text:span><text:bookmark text:name="NC_003877.1_5521"/><text:span text:style-name="T3">gtgtagatacgaatgg</text:span></text:p>
      <text:p text:style-name="P1">&gt;Divavirus</text:p>
      <text:p text:style-name="P1"><text:span text:style-name="T1">gtagaacaaaagcagaatcaatattggcaactgttattcatccaacagaaattg</text:span><text:bookmark text:name="NC_019029.1_661"/><text:span text:style-name="T1">atgtagggaaggactgttcacatctacctttcttatatgagtttgaagttagcgataata</text:span><text:bookmark text:name="NC_019029.1_721"/><text:span text:style-name="T1">atatattcttctttcctgatggaaacagaagtgaaggttatgagcaaccaaagactgctg</text:span><text:bookmark text:name="NC_019029.1_781"/><text:span text:style-name="T1">gctggtggttaaaaatgagacggttctatagtgacggagaggtatatagtgttacgctct</text:span><text:bookmark text:name="NC_019029.1_841"/><text:span text:style-name="T1">taagaacaataggaccctttcacttgatttacatatctagaggctctctagcttcagagt</text:span><text:bookmark text:name="NC_019029.1_901"/><text:span text:style-name="T1">cacggaggttttttgatgatttcaacattttagatctgccagtaaaatatgccaaaaata</text:span><text:bookmark text:name="NC_019029.1_961"/><text:span text:style-name="T4">atctaat</text:span></text:p>
      <text:p text:style-name="P1">&gt;Tepovirus</text:p>
      <text:p text:style-name="P1"><text:span text:style-name="T1">ctgggtca</text:span><text:bookmark text:name="NC_011062.1_4141"/><text:span text:style-name="T1">ttaactacgttgatcaagaagagggcactgaatctgattatgaagctttcgatagatcac</text:span><text:bookmark text:name="NC_011062.1_4201"/><text:span text:style-name="T1">aggatgcaatcattctaggtcttgaaatagaatgtctgaaattgtttggatgggatcaag</text:span><text:bookmark text:name="NC_011062.1_4261"/><text:span text:style-name="T1">acctgatcgatgattacagaaagctgaaacttcggatgggatgtagatggggggcaa</text:span><text:bookmark-start text:name="__DdeLink__4551_3062245043"/><text:span text:style-name="T1">ttg</text:span><text:bookmark text:name="NC_011062.1_4321"/><text:span text:style-name="T1">caattatgagattcacaggtga</text:span><text:bookmark-end text:name="__DdeLink__4551_3062245043"/><text:span text:style-name="T1">atttggaacattctttttcaacacaattgcaaacatcg</text:span><text:bookmark text:name="NC_011062.1_4381"/><text:span text:style-name="T1">cattcacatgtttgaggtataatatcaccagagacactgtgattgcgtttgcaggagatg</text:span><text:bookmark text:name="NC_011062.1_4441"/><text:span text:style-name="T4">acatgtatgcatccggaaaactcgaaatcaggaaagatagagaagacctgctg</text:span></text:p>
      <text:p text:style-name="P1">&gt;Prunevirus</text:p>
      <text:p text:style-name="P1"><text:span text:style-name="T1">tactgcaggtacatggagaagcaattaagagctcagctgcctggtgaaatatatat</text:span><text:bookmark text:name="NC_023295.1_4381"/><text:span text:style-name="T1">acactcgaacaaaaacttcaatgatttgaatgaatgggtcaaaaagcacgctggtgatga</text:span><text:bookmark text:name="NC_023295.1_4441"/><text:span text:style-name="T1">tctgtgtgttgagtctgattacgaagcatttgatgcctcacaagaccaatacattttatc</text:span><text:bookmark text:name="NC_023295.1_4501"/><text:span text:style-name="T1">atttgagctctttatgatgagacatatgcatataccagaacaaatcatccaggcttacat</text:span><text:bookmark text:name="NC_023295.1_4561"/><text:span text:style-name="T1">tgatctcaaggtcaacctgggttgcaagttgggacattttgccatcatgaggttcacggg</text:span><text:bookmark text:name="NC_023295.1_4621"/><text:span text:style-name="T1">tgagttttcaacattcctcttcaatactttggctaatatggcattcaccatgtgcaggta</text:span><text:bookmark text:name="NC_023295.1_4681"/><text:span text:style-name="T4">tgagt</text:span></text:p>
      <text:p text:style-name="P1">&gt;Robigovirus</text:p>
      <text:p text:style-name="P1"><text:span text:style-name="T1">acgaagtttgataatagatttaggaacgc</text:span><text:bookmark text:name="NC_020996.1_5341"/><text:span text:style-name="T1">aaaagctggtcaaactttagcttgcttccatcatgatgtgctctgtcgccttgctccgta</text:span><text:bookmark text:name="NC_020996.1_5401"/><text:span text:style-name="T1">cattcggtacattgagaagaaagtgttcaaggctctgcctagcaacctttatatccactc</text:span><text:bookmark text:name="NC_020996.1_5461"/><text:span text:style-name="T1">tgcacgcaattttgatgaccttagggattgggttataaagaataacttcactggggtttg</text:span><text:bookmark text:name="NC_020996.1_5521"/><text:span text:style-name="T1">tactgagtctgattatgaggcttttgattcttctcaagatgtaaacattttggcatttga</text:span><text:bookmark text:name="NC_020996.1_5581"/><text:span text:style-name="T1">ggtaagcctgatggagtatttgagactgcccagggatttgattgaagattacaagtactt</text:span><text:bookmark text:name="NC_020996.1_5641"/><text:span text:style-name="T5">gaaattccacactcactcaaagcttggccaat</text:span></text:p>
      <text:p text:style-name="P1">&gt;Trichovirus</text:p>
      <text:p text:style-name="P1"><text:span text:style-name="T1">gtcaatcaagcgatgagttatgaggctgtgtatcccagacacaaaatggatgatgatct</text:span><text:bookmark text:name="NC_001409.1_4561"/><text:span text:style-name="T1">cactttccttgctgccataaagaagaggcttcgctttgacaacgttgccaacaattacgc</text:span><text:bookmark text:name="NC_001409.1_4621"/><text:span text:style-name="T1">aaaattcaaggcagcagagagcagagggaagtatctgacaaaaatctttctcaaacatgt</text:span><text:bookmark text:name="NC_001409.1_4681"/><text:span text:style-name="T1">gcccatcaaatgtggcagggaccaaaggctcctggatcaatgcaggcaagaatttgagga</text:span><text:bookmark text:name="NC_001409.1_4741"/><text:span text:style-name="T1">gacgaaactatctaaaagtgcggccacaattggagcacactctcagaggtcagactcgga</text:span><text:bookmark text:name="NC_001409.1_4801"/><text:span text:style-name="T1">ttggcccttggataagattttcctgttcatgaaatcgcaactttgcacaaaattcgaaaa</text:span><text:bookmark text:name="NC_001409.1_4861"/><text:span text:style-name="T5">aa</text:span></text:p>
      <text:p text:style-name="P1">&gt;Vitivirus</text:p>
      <text:p text:style-name="P1"><text:span text:style-name="T1">gggtggatgcta</text:span><text:bookmark text:name="NC_003604.2_4321"/><text:span text:style-name="T1">aggcgggacaaaccatcgcctgtttcgctcattcggtgctgtgtagattcgggcccattc</text:span><text:bookmark text:name="NC_003604.2_4381"/><text:span text:style-name="T1">tgcgtcaaactgagaaagcgctacgggagctcctgcccgagaagctcatgatatactctc</text:span><text:bookmark text:name="NC_003604.2_4441"/><text:span text:style-name="T1">agaaaaagtacatggacttggataaatgggctaagacgtgggtagagagcatgatgggga</text:span><text:bookmark text:name="NC_003604.2_4501"/><text:span text:style-name="T1">cggactccgactacgaggcattcgacagatcacaagacgagaaagtgctggacttggagg</text:span><text:bookmark text:name="NC_003604.2_4561"/><text:span text:style-name="T1">tggaggtcttgcgctt</text:span><text:soft-page-break/><text:span text:style-name="T1">ctttctatggcccgaagatttaatcagggagtacgaggagctta</text:span><text:bookmark text:name="NC_003604.2_4621"/><text:span text:style-name="T6">agctgatgatgggatgtgcattaggcgacctggcggtgatgaggttctc</text:span></text:p>
      <text:p text:style-name="P1">&gt;Carlavirus</text:p>
      <text:p text:style-name="P1"><text:span text:style-name="T1">cagggttgctaaagcagcgcagag</text:span><text:bookmark text:name="NC_001361.2_5161"/><text:span text:style-name="T1">catcgt</text:span><text:bookmark-start text:name="__DdeLink__5126_3062245043"/><text:span text:style-name="T1">gtgttttcaacatgcggtcttgtgtcgttttgcgccctacatgcgatacattga</text:span><text:bookmark text:name="NC_001361.2_52211"/><text:span text:style-name="T1">gatgaaagtgcacgaggtgctgccgaagaattactacatccactcaggaaagggtttgga</text:span><text:bookmark text:name="NC_001361.2_52811"/><text:span text:style-name="T1">ggagctggatgcgtgggtcaagaaagggaagtttgaccggatttgcacggagtctgatta</text:span><text:bookmark text:name="NC_001361.2_53411"/><text:span text:style-name="T1">tgaggcattcgatgcgtcacaagatg</text:span><text:bookmark-end text:name="__DdeLink__5126_3062245043"/><text:span text:style-name="T1">aatttatcatggctttcgagctggaattgatgaa</text:span><text:bookmark text:name="NC_001361.2_5401"/><text:span text:style-name="T1">gtacttaaggttaccaagtgatctaatcgaggattacaagttcatcaagactagcctagg</text:span><text:bookmark text:name="NC_001361.2_5461"/><text:span text:style-name="T7">atctaaattgggcaattttgctataatgcgcttctcc</text:span></text:p>
      <text:p text:style-name="P1">&gt;Foveavirus</text:p>
      <text:p text:style-name="P1"><text:span text:style-name="T1">gaagcggatcgtgcagggtttttttctgaagctttttccaaacc</text:span><text:bookmark text:name="NC_003462.2_1261"/><text:span text:style-name="T1">caatttccagaaattttaaagtggtccagcaattgcatcttgataatttcatcgagactt</text:span><text:bookmark text:name="NC_003462.2_1321"/><text:span text:style-name="T1">tagaggagtttaacttcagcatcaacacagaaagtttgtcattgaattggaaggatgatc</text:span><text:bookmark text:name="NC_003462.2_1381"/><text:span text:style-name="T1">tggaatttgttaacttaacctttggagacacagactttaatgttgaggattcttttgctg</text:span><text:bookmark text:name="NC_003462.2_1441"/><text:span text:style-name="T1">aggcatggggcacaaagaaagacgttgtgaacatcaccaccgtgcatcactctccatact</text:span><text:bookmark text:name="NC_003462.2_1501"/><text:span text:style-name="T1">tggttagtaagtttgagtcatacgatcatcagttccactccattttgagcgttaaatcta</text:span><text:bookmark text:name="NC_003462.2_1561"/><text:span text:style-name="T8">tctcagcactcaccagg</text:span><text:bookmark-end text:name="__DdeLink__33797_127468092"/><text:bookmark-end text:name="__DdeLink__33901_127468092"/></text:p>
      <text:p text:style-name="P1"/>
      <text:p text:style-name="P1"/>
      <text:p text:style-name="P2">alignement mes séquences</text:p>
      <text:p text:style-name="P4"><text:bookmark text:name="alignmentContent1"/>5.9 <text:s text:c="12"/>------GCCAAG---GCGGGGCAGACGCTTGCGTGTTTTCATC----ATGCTGTTCTATG</text:p>
      <text:p text:style-name="P5">8.8 <text:s text:c="12"/>TCCCCAGTGAAGCTCATGAGGGCAAATGAACCAAGTTTTGAACCAAGATGAGTTTTAAGA</text:p>
      <text:p text:style-name="P5">12.9 <text:s text:c="11"/>TCCCCTGTGAAGCTCATGAGGGCAAAACTTCCGAGCTTTGAGCCTAAATGCGTTTTAATA</text:p>
      <text:p text:style-name="P5">6.3 <text:s text:c="12"/>TCTCCTGTAAAGCTCATGAGGGCAAAACTTCCAAGTTTTGAACCCAAGTGAGTTTTGATG</text:p>
      <text:p text:style-name="P5">6.5 <text:s text:c="12"/>TCTCCTGTAAAGCGCATGAGGGCAAAACTTCCAAGTTTTGAACCCAAGTGAGTTTTGATG</text:p>
      <text:p text:style-name="P5">6.6 <text:s text:c="12"/>TCCCCTGTAAAGCGGATGAGGGCAAAACTTCCAAGTTTTGAACCCAAGTGAGTTTTGATG</text:p>
      <text:p text:style-name="P5">1.1 <text:s text:c="12"/>TCACCTGTGAAGCTCATGAGGGCAAAACTTCCAAGTTTTGAACCCAGATGAGTTTTAATG</text:p>
      <text:p text:style-name="P5">1.2 <text:s text:c="12"/>TCTCCTGTGAAGCTCATGAGGGCAAAACTTCCAAGTTTTGAACCCAAATGAGTTTTAATG</text:p>
      <text:p text:style-name="P5">11.6 <text:s text:c="11"/>TCCCCTGTGAAGCGGATGAGGGCAAAACCTCCAAGTTTTGAGCCCAAATGAGTTTTAATG</text:p>
      <text:p text:style-name="P5">11.10 <text:s text:c="10"/>TCCCCTGTGAAGCGGATGAGGGCAAAACTTCCGAGTTTTGAGCCCAGATGAGTTTTGATG</text:p>
      <text:p text:style-name="P5">14,2 <text:s text:c="11"/>TCACCAGTGAAGCTCATGAGGGCGAAGTTCCCAAGTTTTGAGCCCAGATGTGTTTTGATA</text:p>
      <text:p text:style-name="P5">14,4 <text:s text:c="11"/>TCCCCTGTGAAGCGGATGAGGGCAAAGCTCCCAAGTTTTGAGCCCAGATGTGTTTTGATA</text:p>
      <text:p text:style-name="P5">14,6 <text:s text:c="11"/>TCCCCTGTAAAGCGGATGAGGGCGAAGCTTCCAAGTTTCGAACCCAAATGAGTTTTGATA</text:p>
      <text:p text:style-name="P5">15,8 <text:s text:c="11"/>TCTCCTGTGAAGCTCATGAGGGCGAAGCTCCCAAGTTTCGAACCCAAATGAGTTTTGATA</text:p>
      <text:p text:style-name="P5">13,2 <text:s text:c="11"/>TCACCTGTAAAGCTGATGAGGGCGAAACTCCCAAGTTTTGAGCCCAAATGAGTTTTGATG</text:p>
      <text:p text:style-name="P5">16,1 <text:s text:c="11"/>TCCCCAGTGAAGCGGATGAGGGCGAAACTCCCAAGTTTTGAGCCCAAATGAGTTTTGATG</text:p>
      <text:p text:style-name="P5">16,4 <text:s text:c="11"/>TCCCCAGTAAAGCTCATGAGGGCGAAACTCCCAAGTTTTGAGCCCAAATGAGTTTTGATG</text:p>
      <text:p text:style-name="P5">13,1 <text:s text:c="11"/>TCTCCTGTGAAGCGCATGAGGGCGAAACTCCCAAGTTTTGAGCCCAAATGAGTTTTGATG</text:p>
      <text:p text:style-name="P5">16,7 <text:s text:c="11"/>TCCCCAGTGAAGCGCATGAGGGCGAAACTCCCAAGTTTTGAGCCCAAATGAGTTTTGATG</text:p>
      <text:p text:style-name="P5">12.4 <text:s text:c="11"/>TCTCCTGTAAAGCGCATGAGGGCGAAACTTCCAAGTTTTGAGCCCAAATGAGTTTTAACG</text:p>
      <text:p text:style-name="P5">7.9 <text:s text:c="12"/>TCACCAGTAAAGCTCATGAGGGCAAAACTTCCAAGCTTTGAGCCCAAATGAGTTTTAATA</text:p>
      <text:p text:style-name="P5">2.2 <text:s text:c="12"/>-TTCCAGTAAAGCGGATGAGGGCGAAACTTCCAAGTTTTGAGCCCAAATGGGTTTTAATA</text:p>
      <text:p text:style-name="P5">2.3 <text:s text:c="12"/>TCTCCTGTGAAGCTC-TGAGGGCGAAACTTCCGAGTTTTGAGCCCAAATGAGTTTTAATA</text:p>
      <text:p text:style-name="P6"><text:s text:c="22"/><text:span text:style-name="T9">* <text:s/>*** <text:s text:c="4"/>* ** <text:s text:c="2"/>* <text:s text:c="5"/>* <text:s/>* ** <text:s/>* * <text:s text:c="4"/>** <text:s text:c="2"/>** <text:s/>* <text:s/></text:span></text:p>
      <text:p text:style-name="P7"/>
      <text:p text:style-name="P5">5.9 <text:s text:c="12"/>TAGATTTG--CACCAACCATGAGGTATATTGAG----AAAAATTGAATGAGGCCTTACCC</text:p>
      <text:p text:style-name="P5">8.8 <text:s text:c="12"/>TAAATGTAGTCATCAATAAC-CCTCTCATTAACTTCCAAATACTCCATTACAGCCACTTC</text:p>
      <text:p text:style-name="P5">12.9 <text:s text:c="11"/>TAGACGTAGTCATTTATCAC-ATTCTCATTAATTTCCAGATATCTCATTAAGGCTAACTC</text:p>
      <text:p text:style-name="P5">6.3 <text:s text:c="12"/>TAGATATAATCGTTCACCAC-ATTTTCATTGATCTCCAAATATCTCATTAAGGCCAACTC</text:p>
      <text:p text:style-name="P5">6.5 <text:s text:c="12"/>TAGATATAATCATTCACCAC-ATTTTCATTGATCTCCAGATATTTCATTAAGGCCAACTC</text:p>
      <text:p text:style-name="P5">6.6 <text:s text:c="12"/>TAGATGTAATCGTTCACCAC-ATTTTCATTGATCTCCAAATATTTCATTAAGGCCAACTC</text:p>
      <text:p text:style-name="P5">1.1 <text:s text:c="12"/>TAAATGTAGTCATTCACTAC-ACTTTCATTAATCTCCAAATATTTCATTAAGGCAATTTC</text:p>
      <text:p text:style-name="P5">1.2 <text:s text:c="12"/>TAAATGTAGTCATTCACTAC-ACTTTCATTAATCTCCAAATATCTCATTAAGGCAAGTTC</text:p>
      <text:p text:style-name="P5">11.6 <text:s text:c="11"/>TATATATAGTCATTTACCAC-ACTCTCATTAATCTCTAAATATCTCATTAAAGCTAACTC</text:p>
      <text:p text:style-name="P5">11.10 <text:s text:c="10"/>TATATATAGTCATTTACCAC-ACCCTCATCAATCTCTAAATATCTCATTAAGGCTAATTC</text:p>
      <text:p text:style-name="P5">14,2 <text:s text:c="11"/>TAAATGTAATCATTCACCAC-ACTTTCATTAATTTCTAAATATCTCATTAAAGCCAATTC</text:p>
      <text:p text:style-name="P5">14,4 <text:s text:c="11"/>TAAATGTAATCATTCACCAC-ACTTTCATTAATTTCTAAATATCTCATTAAAGCCAATCC</text:p>
      <text:p text:style-name="P5">14,6 <text:s text:c="11"/>TAAATGTAATCGTTCACCAC-ACTTTCATTAATTTCCAAATATCTCATTAAAGCCAATTC</text:p>
      <text:p text:style-name="P5">15,8 <text:s text:c="11"/>TAAATGTAATCGTTCGCCAC-ACTTTCATTAATTTCCAAATATCTCATTAAAGCCAATTC</text:p>
      <text:p text:style-name="P5">13,2 <text:s text:c="11"/>TAGATGTAATCATTCACCAC-ACTCTCATTAATTTCTAAATATCTCATTAAAGCCAATTC</text:p>
      <text:p text:style-name="P5"><text:soft-page-break/>16,1 <text:s text:c="11"/>TAGATGTAATCATTCACCAC-ACTCTCATTAATTTCTAAATATCTCATTAAAGCCAATTC</text:p>
      <text:p text:style-name="P5">16,4 <text:s text:c="11"/>TAGATGTAATCATTCACCAC-ACTCTCATTAATTTCTAAATATCTCATTAAAGCCAATTC</text:p>
      <text:p text:style-name="P5">13,1 <text:s text:c="11"/>TAGATGTAATCATTCACCAC-ACTCCCATTAATTTCTAAATATCTCATTAAAGCCAATTC</text:p>
      <text:p text:style-name="P5">16,7 <text:s text:c="11"/>TAGATGTAATCATTCACCAC-ACTCTCATTAATTTCTAAATATCTCATTAAAGCCAATTC</text:p>
      <text:p text:style-name="P5">12.4 <text:s text:c="11"/>TAAATGTAATCATTTACCAC-ACTTTCATTAATTTCTAAATACCTCATTAAGGCCAACTC</text:p>
      <text:p text:style-name="P5">7.9 <text:s text:c="12"/>TAAATGTAGTCATTCACTAC-ACCTCCATCGATTTCTAAATACCTCATCAAAGCCAATTC</text:p>
      <text:p text:style-name="P5">2.2 <text:s text:c="12"/>TAGATGTAGTCATTTACCAC-ACCTTCATCAATTTCTAAATACCTCATCAAAGCCAATTC</text:p>
      <text:p text:style-name="P5">2.3 <text:s text:c="12"/>TAAATGTAGTCATTTACCAC-ACCTTCATCAATTTCTAAATACCTCATTAAAGCCAATTC</text:p>
      <text:p text:style-name="P6"><text:s text:c="16"/><text:span text:style-name="T9">** * <text:s/>* <text:s text:c="2"/>* <text:s text:c="6"/>* <text:s text:c="7"/>** <text:s/>* <text:s text:c="4"/>* * * <text:s text:c="3"/>** * <text:s text:c="2"/>* <text:s text:c="4"/>*</text:span></text:p>
      <text:p text:style-name="P7"/>
      <text:p text:style-name="P5">5.9 <text:s text:c="12"/>AAAAATTTCTATATACACTCCTGCAAAAATATTGATGACCTTAATGAGTGGGTGATGAAG</text:p>
      <text:p text:style-name="P5">8.8 <text:s text:c="12"/>AAAACTT------------------AGAACCATCGAATCCTGGCTT----------GCAT</text:p>
      <text:p text:style-name="P5">12.9 <text:s text:c="11"/>AAAACTC------------------AGGACTATAGCATCTTGACTT----------GCAT</text:p>
      <text:p text:style-name="P5">6.3 <text:s text:c="12"/>AAAGCTC------------------AAAACTATGGCGTCTTGACTA----------GCAT</text:p>
      <text:p text:style-name="P5">6.5 <text:s text:c="12"/>AAAGCTT------------------AAAACTATGGCGTCTTGACTA----------GCAT</text:p>
      <text:p text:style-name="P5">6.6 <text:s text:c="12"/>AAAGCTC------------------AAAACTATGGCGTCTTGACTA----------GCAT</text:p>
      <text:p text:style-name="P5">1.1 <text:s text:c="12"/>AAAGCTC------------------AAAACAATGGCATCTTGACTT----------GCAT</text:p>
      <text:p text:style-name="P5">1.2 <text:s text:c="12"/>AAAGCTC------------------AAAACAATAGCATCTTGACTT----------GCAT</text:p>
      <text:p text:style-name="P5">11.6 <text:s text:c="11"/>AAAACTC------------------AAAACAATGGCATCCTGACTG----------GCAT</text:p>
      <text:p text:style-name="P5">11.10 <text:s text:c="10"/>AAAACTC------------------AAAACAATAGCATCTTGACTC----------GCAT</text:p>
      <text:p text:style-name="P5">14,2 <text:s text:c="11"/>AAAACTC------------------AAAACAATGGCATCTTGACTT----------GCAT</text:p>
      <text:p text:style-name="P5">14,4 <text:s text:c="11"/>AAAACTC------------------AAAACAATGGCATCTTGACTT----------GCAT</text:p>
      <text:p text:style-name="P5">14,6 <text:s text:c="11"/>AAAACTC------------------AAAACGATAGCATCCTGACTG----------GCAT</text:p>
      <text:p text:style-name="P5">15,8 <text:s text:c="11"/>AAAACTC------------------AAAACAATGGCATCCTGACTC----------GCAT</text:p>
      <text:p text:style-name="P5">13,2 <text:s text:c="11"/>GAAACTC------------------AAAACAATGGCATCTTGACTG----------GCAT</text:p>
      <text:p text:style-name="P5">16,1 <text:s text:c="11"/>GAAACTC------------------AAAACAATGGCATCTTGACTG----------GCAT</text:p>
      <text:p text:style-name="P5">16,4 <text:s text:c="11"/>GAAACTC------------------AAAACAATGGCATCTTGACTG----------GCAT</text:p>
      <text:p text:style-name="P5">13,1 <text:s text:c="11"/>GAAACTC------------------AAAACAATGGCACCTTGACTG----------GCAT</text:p>
      <text:p text:style-name="P5">16,7 <text:s text:c="11"/>GAAACTC------------------AAAACAATGGCATCTTGACTG----------GCAT</text:p>
      <text:p text:style-name="P5">12.4 <text:s text:c="11"/>AAAACTC------------------AGAACGATAGCATCTTGACTG----------GCAT</text:p>
      <text:p text:style-name="P5">7.9 <text:s text:c="12"/>AAAACTC------------------AAAACAATAGCATCTTGACTA----------GCGT</text:p>
      <text:p text:style-name="P5">2.2 <text:s text:c="12"/>AAAACTC------------------AAAACAATAGCATCTTGACTG----------GCAT</text:p>
      <text:p text:style-name="P5">2.3 <text:s text:c="12"/>GAAACTC------------------AAAACGATAGCATCTTGACTG----------GCAT</text:p>
      <text:p text:style-name="P6"><text:s text:c="17"/><text:span text:style-name="T9">** <text:s/>* <text:s text:c="18"/>* <text:s/>* <text:s text:c="2"/>* <text:s text:c="4"/>* * <text:s text:c="2"/>* <text:s text:c="10"/>* <text:s text:c="2"/></text:span></text:p>
      <text:p text:style-name="P7"/>
      <text:p text:style-name="P5">5.9 <text:s text:c="12"/>CAAAAATTTGATGGTGTTTGCATAGAATCTG-------ATTATGAAGCTTTTGA------</text:p>
      <text:p text:style-name="P5">8.8 <text:s text:c="12"/>CAAAAGCCTCATAGT-------CAGACTCAGTACATTCACCAGTAAAACCCTGCTTAAGC</text:p>
      <text:p text:style-name="P5">12.9 <text:s text:c="11"/>CAAAAGCTTCATAGT-------CAGATTCTGTGCAAACCCCTTCAAACTTTTGCTTCATA</text:p>
      <text:p text:style-name="P5">6.3 <text:s text:c="12"/>CAAAAGCTTCATAAT-------CAGACTCTGTGCAAACACCATCAAATTTTTGCTTCATC</text:p>
      <text:p text:style-name="P5">6.5 <text:s text:c="12"/>CAAAAGCTTCATAAT-------CAGATTCTGTGCAAACACCATCAAATTTTTGCTTCATC</text:p>
      <text:p text:style-name="P5">6.6 <text:s text:c="12"/>CAAAAGCTTCATAAT-------CAGATTCTGTGCAAACACCATCAAATTTTTGCTTCATC</text:p>
      <text:p text:style-name="P5">1.1 <text:s text:c="12"/>CGAAAGCCTCATAAT-------CCGATTCTGTGCAAACACCATCAAATTTCTGTTTTACA</text:p>
      <text:p text:style-name="P5">1.2 <text:s text:c="12"/>CGAAAGCCTCATAAT-------CCGATTCTGTGCAAACACCATCAAATTTCTGTTTTACA</text:p>
      <text:p text:style-name="P5">11.6 <text:s text:c="11"/>CAAAAGCTTCATAAT-------CAGATTCTGTGCAGACACCGTCAAATCCTTGTTTCAGG</text:p>
      <text:p text:style-name="P5">11.10 <text:s text:c="10"/>CAAAAGCTTCATAAT-------CAGATTCTGTGCAAACACCATCAAATCCTTGTTTTAAG</text:p>
      <text:p text:style-name="P5">14,2 <text:s text:c="11"/>CAAAGGCTTCATAAT-------CAGATTCTGTGCAGACACCATCAAATTTCTGATTTATA</text:p>
      <text:p text:style-name="P5">14,4 <text:s text:c="11"/>CAAAAGCTTCATAAT-------CAGATTCTGTGCAAACACCATCAAATTTCTGATTTATA</text:p>
      <text:p text:style-name="P5">14,6 <text:s text:c="11"/>CAAAGGCTTCATAAT-------CAGATTCTGTGCAGACACCATCAAATTTCTGATTTATA</text:p>
      <text:p text:style-name="P5">15,8 <text:s text:c="11"/>CAAAGGCTTCATAAT-------CAGATTCTGTGCAGACACCATCAAATTTCTGATTTATA</text:p>
      <text:p text:style-name="P5">13,2 <text:s text:c="11"/>CAAAAGCTTCATAAT-------CAGATTCCGTGCAGACACCATCAAATCCCTGTTTTGTA</text:p>
      <text:p text:style-name="P5">16,1 <text:s text:c="11"/>CAAAAGCTTCATAAT-------CAGATTCCGTGCAGACACCATCAAATCCCTGTTTTGTA</text:p>
      <text:p text:style-name="P5">16,4 <text:s text:c="11"/>CAAAAGCTTCATAAT-------CAGATTCCGTGCAGACACCATCAAATCCCTGTTTTGTA</text:p>
      <text:p text:style-name="P5">13,1 <text:s text:c="11"/>CAAAAGCTTCATAAT-------CAGATTCCGTGCAGACACCATCAAATCCCTGTTTTGTA</text:p>
      <text:p text:style-name="P5">16,7 <text:s text:c="11"/>CAAAAGCTTCATAAT-------CAGATTCCGTGCAGACACCATCAAATCCCTGTTTTGTA</text:p>
      <text:p text:style-name="P5">12.4 <text:s text:c="11"/>CAAAGGCCTCATAAT-------CGGATTCTGTGCAGACACCATCAAATCCTTGTTTTATA</text:p>
      <text:p text:style-name="P5">7.9 <text:s text:c="12"/>CGAAAGCCTCATAAT-------CAGACTCTGTGCAAACACCATCAAACCCCTGCTTTATA</text:p>
      <text:p text:style-name="P5">2.2 <text:s text:c="12"/>CAAAAGCCTCATAAT-------CAGACTCTGTGCAAACACCATCAAACCCCTGCTTCATA</text:p>
      <text:p text:style-name="P5">2.3 <text:s text:c="12"/>CAAAAGCCTCATAAT-------CAGACTCTGTGCAAACACCATCAAACCCCTGCTTCATA</text:p>
      <text:p text:style-name="P6"><text:s text:c="16"/><text:span text:style-name="T9">* ** <text:s text:c="3"/>* ** <text:s/>* <text:s text:c="8"/>** ** * <text:s text:c="12"/>** <text:s text:c="4"/>** <text:s text:c="6"/></text:span></text:p>
      <text:p text:style-name="P7"><text:soft-page-break/></text:p>
      <text:p text:style-name="P5">5.9 <text:s text:c="12"/>---CGCTAGTCAAGA-CGCCATAGTTTT------------------GAGCTTTGAGTTGG</text:p>
      <text:p text:style-name="P5">8.8 <text:s text:c="12"/>ACCCAATTATTCAAATCATCAATATTTTTTCCTGAGTGTATGTAATAATTTTTTGGAAGT</text:p>
      <text:p text:style-name="P5">12.9 <text:s text:c="11"/>ACCCACTCATTAAGATCGTCAATGTTCTTGCAGGAGTGTATATAAAAGTTCTTGGGTAGA</text:p>
      <text:p text:style-name="P5">6.3 <text:s text:c="12"/>ACCCACTCATTAAGGTCATCAATATTTCTGCAAGAGTGTATATAGAAATTTTTAGGTAAG</text:p>
      <text:p text:style-name="P5">6.5 <text:s text:c="12"/>ACCCACTCACTGAGGTCATCAATATTTTTGCAAGAGTGTATATAGAAATTTTTAGGTAAG</text:p>
      <text:p text:style-name="P5">6.6 <text:s text:c="12"/>ACCCACTCATTAAGGTCATCAATATTTTTGCAAGAGTGTATATAGAAATTTTTAGGTAAG</text:p>
      <text:p text:style-name="P5">1.1 <text:s text:c="12"/>ACCCACTCATTAAGATCATCAATGTTTTTACAGGAGTGTATGTAAAAATTCTTGGGTAAA</text:p>
      <text:p text:style-name="P5">1.2 <text:s text:c="12"/>ACCCACTCATTAAGATCATCAATATTTTTACAGGAGTGTATGTAAAAATTCTTGGGTAAA</text:p>
      <text:p text:style-name="P5">11.6 <text:s text:c="11"/>GCCCACTCATTGAGATCATCAAAGTTTCTGCACGAGTGTATGTAGAAATTTTTAGGTAAG</text:p>
      <text:p text:style-name="P5">11.10 <text:s text:c="10"/>ACCCACTCATTGAGATCATCAAAGTTTTTACACGAGTGTATGTAAAAATTTTTAGGCAAG</text:p>
      <text:p text:style-name="P5">14,2 <text:s text:c="11"/>ACCCATTCATTGAGATCGTCAATGTTCTTGCATGAATGTATATAGAAATTTTTGGGTAGA</text:p>
      <text:p text:style-name="P5">14,4 <text:s text:c="11"/>ACCCATTCATTGAGATCGTCAATGTTCTTGCATGAATGTATATAGAAATTTTTGGGTAGA</text:p>
      <text:p text:style-name="P5">14,6 <text:s text:c="11"/>ACCCATTCATTAAGATCATCAATGTTCTTACACGAATGTATGTAGAAATTTTTAGGTAGA</text:p>
      <text:p text:style-name="P5">15,8 <text:s text:c="11"/>ACCCATTCATTGAGATCATCAATGTTCTTGCATGAATGTATGTAGAAATTTTTGGGCGAG</text:p>
      <text:p text:style-name="P5">13,2 <text:s text:c="11"/>ACCCACTCATTGAGATCATCGATGTTTTTGCATGAGTGTATGTAGAAATTCTTAGGTAAG</text:p>
      <text:p text:style-name="P5">16,1 <text:s text:c="11"/>ACCCACTCATTGAGATCATCGATGTTTTTGCATGAGTGTATGTAGAAATTCTTAGGTAAA</text:p>
      <text:p text:style-name="P5">16,4 <text:s text:c="11"/>ACCCACTCATTGAGATCATCGATGTTTTTGCATGAGTGTATGTAGAAATTCTTAGGTAAG</text:p>
      <text:p text:style-name="P5">13,1 <text:s text:c="11"/>ACCCACTCATTGAGATCATCGATGTTTTTGCATGAGTGTATGTAGAAATTCTTAGGTAAG</text:p>
      <text:p text:style-name="P5">16,7 <text:s text:c="11"/>ACCCACTCATTGAGATCATCGATGTTTTTGCATGAGTGTATGTAGAAATTCTTAGGTAAG</text:p>
      <text:p text:style-name="P5">12.4 <text:s text:c="11"/>ACCCACTCATTGAGATCATCGATGTTTTTGCATGAGTGTATGTAAAAATTTTTGGGTAAA</text:p>
      <text:p text:style-name="P5">7.9 <text:s text:c="12"/>ACCCATTCATTGAGATCATCAATGTTTTTGCATGAGTGTATGTAAAAATTTCTGGGTAGA</text:p>
      <text:p text:style-name="P5">2.2 <text:s text:c="12"/>ACCCATTCATTGAGATCATCAATATTTTTGCATGAATGTATGTAAAAATTTTTGGGTAGA</text:p>
      <text:p text:style-name="P5">2.3 <text:s text:c="12"/>ACCCATTCATTGAGATCATCAATGTTTTTGCATGAATGTATGTAAAAATTTTTGGGTAGA</text:p>
      <text:p text:style-name="P6"><text:s text:c="19"/><text:span text:style-name="T9">* <text:s/>* <text:s text:c="4"/>* <text:s text:c="2"/>* <text:s/>* <text:s text:c="3"/>** <text:s text:c="25"/>* <text:s/>* <text:s text:c="3"/></text:span></text:p>
      <text:p text:style-name="P7"/>
      <text:p text:style-name="P5">5.9 <text:s text:c="12"/>CCTTAATGAAATATCTGGAGATCAATG-AAAATGTGGTGAACGGTT-----ATATTTACA</text:p>
      <text:p text:style-name="P5">8.8 <text:s text:c="12"/>ACTTCATTTAGTTTTT---------TTCTCTATGTACCGCATTGTTGGGGCAAATCTACA</text:p>
      <text:p text:style-name="P5">12.9 <text:s text:c="11"/>GCCTCATTTAGTTTTT---------TT-TCAATATATCTCATTGCTGGTGCGAATCTACA</text:p>
      <text:p text:style-name="P5">6.3 <text:s text:c="12"/>GCCTCATTCAATCTTT---------TC-TCTATATACCTCATGGTTGGTGCAAATCTACA</text:p>
      <text:p text:style-name="P5">6.5 <text:s text:c="12"/>GCCTCATTCAATTTTT---------TC-TCGATGTACCTCATGGTTGGTGCAAATCTACA</text:p>
      <text:p text:style-name="P5">6.6 <text:s text:c="12"/>GCCTCATTCAATTTTT---------TC-TCGATGTACCTCATGGTTGGTGCAAATCTACA</text:p>
      <text:p text:style-name="P5">1.1 <text:s text:c="12"/>GCCTCATTTAATTTCT---------TT-TCAATGTATCTCATTGTTGGTGCAAATCGGCA</text:p>
      <text:p text:style-name="P5">1.2 <text:s text:c="12"/>GCTTCATTTAATTTCT---------TT-TCAATGTACCTCATTGTTGGTGCAAATCGGCA</text:p>
      <text:p text:style-name="P5">11.6 <text:s text:c="11"/>GCTTCATTTAATTTCT---------TT-TCAATGTATCTCATCGTTGGTGCAAACCTACA</text:p>
      <text:p text:style-name="P5">11.10 <text:s text:c="10"/>GCTTCATTCAGTTTCT---------TT-TCAATGTATCGCATTGTTGGCGCAAACCTACA</text:p>
      <text:p text:style-name="P5">14,2 <text:s text:c="11"/>GCTTCATTTAACTTCT---------TC-TCAATGTACCTCATTGTTGGTGCAAATCTGCA</text:p>
      <text:p text:style-name="P5">14,4 <text:s text:c="11"/>GCTTCATTTAACTTCT---------TC-TCAATGTACCTCATTGTTGGTGCAAATCTGCA</text:p>
      <text:p text:style-name="P5">14,6 <text:s text:c="11"/>GCTTCATTTAGCTTCT---------TC-TCAATGTACCTCATTGTTGGTGCAAATCTGCA</text:p>
      <text:p text:style-name="P5">15,8 <text:s text:c="11"/>GCTTCATTTAGCTTCT---------TT-TCAATGTACCTCATTGTTGGCGCAAACCTGCA</text:p>
      <text:p text:style-name="P5">13,2 <text:s text:c="11"/>GCTTCGTTTAGTTTCT---------TC-TCAATGTACCTCATTGTTGGCGCAAACCGACA</text:p>
      <text:p text:style-name="P5">16,1 <text:s text:c="11"/>GCTTCGTTTAGTTTCT---------TC-TCAATGTACCTCATTGTTGGCGCAAACCGACA</text:p>
      <text:p text:style-name="P5">16,4 <text:s text:c="11"/>GCTTCGTCTAGTTTCT---------TC-TCAATGTACCTCATTGTTGGCGCAAACCGACA</text:p>
      <text:p text:style-name="P5">13,1 <text:s text:c="11"/>GCTTCGTTTAGTTTCT---------TC-TCAATGTACCTCATTGTTGGCGCAAACCGACA</text:p>
      <text:p text:style-name="P5">16,7 <text:s text:c="11"/>GCTTCGTTTAGTTTCT---------TC-TCAATGTACCTCATTGTTGGCGCAAACCGACA</text:p>
      <text:p text:style-name="P5">12.4 <text:s text:c="11"/>GCTTCATTGAGTTTTT---------TT-TCAATGTACCTCATTGTTGGCGCAAACCTACA</text:p>
      <text:p text:style-name="P5">7.9 <text:s text:c="12"/>GCTTCATTCAATTTCT---------TT-TCAATGTACCTCATTGTTGGTGCAAATCTACA</text:p>
      <text:p text:style-name="P5">2.2 <text:s text:c="12"/>GCTTCATTCAGTTTCT---------TT-TCAATGTACCTCATTGTTGGTGCAAACCTACA</text:p>
      <text:p text:style-name="P5">2.3 <text:s text:c="12"/>GCTTCATTCAGCTTCT---------TT-TCAATGTACCTCATTGTTGGTGCAAACCTACA</text:p>
      <text:p text:style-name="P6"><text:s text:c="17"/><text:span text:style-name="T9">* * <text:s/>* <text:s/>* <text:s text:c="2"/>* * <text:s text:c="8"/>* <text:s text:c="4"/>** * <text:s text:c="4"/>* <text:s/>* * <text:s text:c="6"/>* <text:s text:c="3"/>**</text:span></text:p>
      <text:p text:style-name="P7"/>
      <text:p text:style-name="P5">5.9 <text:s text:c="12"/>TCAAGACTCACTTGGGTTCGAAACTTGGAA--GTTTTGCCCTCATGAGCTTTACAGGTGA</text:p>
      <text:p text:style-name="P5">8.8 <text:s text:c="12"/>TAGGACAGCGT----GGTGAAAACACGCAAACGTTTGCCCCGCCTTAGC-----------</text:p>
      <text:p text:style-name="P5">12.9 <text:s text:c="11"/>TAAGACTGCAT----GGTGAAAACACGCAAACGTTTGCCCCGCCTTGGC-----------</text:p>
      <text:p text:style-name="P5">6.3 <text:s text:c="12"/>TAGAATAGCAT----GATGAAAACACGCCAACGTCTGCCCCGCCTTAGC-----------</text:p>
      <text:p text:style-name="P5">6.5 <text:s text:c="12"/>TAGAACAGCAT----GATGAAAACACGCAAACGTCTGCCCCGCCTTGGC-----------</text:p>
      <text:p text:style-name="P5">6.6 <text:s text:c="12"/>TAGAACAGCAT----GATGAAAACACGCCAGCGTTTGCCCCGCCTTGGC-----------</text:p>
      <text:p text:style-name="P5">1.1 <text:s text:c="12"/>TAAGACAGCAT----GGTGAAAACACGCCAGCGTTTGCCC--------------------</text:p>
      <text:p text:style-name="P5">1.2 <text:s text:c="12"/>TAAGACAGCAT----GGTGAAAACACGCCAACGTCTGCCCCGCCTTGGC-----------</text:p>
      <text:p text:style-name="P5"><text:soft-page-break/>11.6 <text:s text:c="11"/>TAGAACAGCAT----GATGGAAACACGCCAACGTTTGCCCCGCCTTGGC-----------</text:p>
      <text:p text:style-name="P5">11.10 <text:s text:c="10"/>CAGAACAGCAT----GATGAAAACACGCCAGCGTCTGCCCCGCCTTAGC-----------</text:p>
      <text:p text:style-name="P5">14,2 <text:s text:c="11"/>CAAAACAGCAT----GATGAAAACACGCAAGCGTCTGCCCCGCCTTGGC-----------</text:p>
      <text:p text:style-name="P5">14,4 <text:s text:c="11"/>CAAAACAGCAT----GATGAAAACACGCCAACGTCTGCCCCGCCTTGGC-----------</text:p>
      <text:p text:style-name="P5">14,6 <text:s text:c="11"/>TAAAACAGCAT----GATGAAAGCACGCCAACGTCTGCCCCGCCTTAGC-----------</text:p>
      <text:p text:style-name="P5">15,8 <text:s text:c="11"/>CAAAACAGCAT----GATGAAAACACGCAAACGTCTGCCCCGCCTTAGC-----------</text:p>
      <text:p text:style-name="P5">13,2 <text:s text:c="11"/>CAAAACGGCAT----GATGAAAGCATGCCAACGTTTGCCCCGCCTTGGC-----------</text:p>
      <text:p text:style-name="P5">16,1 <text:s text:c="11"/>CAAAACGGCAT----GATGAAAGCACGCCAGCGTCTGCCCCGCCTTGGC-----------</text:p>
      <text:p text:style-name="P5">16,4 <text:s text:c="11"/>CAAAACGGCAT----GATGAAAGCACGCAAGCGTTTGCCCCGCCTTAGC-----------</text:p>
      <text:p text:style-name="P5">13,1 <text:s text:c="11"/>CAAAACGGCAT----GATGAAAGCACGCAAACGTCTGCCCCGCCTTAGC-----------</text:p>
      <text:p text:style-name="P5">16,7 <text:s text:c="11"/>CAAAACGGCAT----GATGAAAGCACGCAAACGTCTGCCCCGCCTTAGC-----------</text:p>
      <text:p text:style-name="P5">12.4 <text:s text:c="11"/>TAAAACAGCGT----GATGAAAACACGCAAGCGTTTGCCCCGCCTTAGC-----------</text:p>
      <text:p text:style-name="P5">7.9 <text:s text:c="12"/>CAAAACAGCAT----GATGAAAACACGCAAACGTCTGCCCCGCCTTAGC-----------</text:p>
      <text:p text:style-name="P5">2.2 <text:s text:c="12"/>CAGAACAGTAT----GATGAAAACACGCAAGCGTTTGCCCCGCCTTGGC-----------</text:p>
      <text:p text:style-name="P5">2.3 <text:s text:c="12"/>CAGAACAGCAT----GATGAAAACACGCCAGCGTTTGCCCCGCCTTGGC-----------</text:p>
      <text:p text:style-name="P6"><text:s text:c="31"/><text:span text:style-name="T9">* * <text:s/>** * <text:s/>* <text:s/>* <text:s/>** * <text:s/>** <text:s text:c="19"/></text:span></text:p>
      <text:p text:style-name="P2"/>
      <text:p text:style-name="P2"/>
      <text:p text:style-name="P2"/>
      <text:p text:style-name="P2"/>
      <text:p text:style-name="P2">arbre mes séquences</text:p>
      <text:p text:style-name="P2"/>
      <text:p text:style-name="P4"><text:bookmark text:name="phyloTreeContent"/>(</text:p>
      <text:p text:style-name="P5">(</text:p>
      <text:p text:style-name="P5">(</text:p>
      <text:p text:style-name="P5">5.9:0.35367,</text:p>
      <text:p text:style-name="P5">8.8:0.13626)</text:p>
      <text:p text:style-name="P5">:0.01035,</text:p>
      <text:p text:style-name="P5">12.9:0.08511)</text:p>
      <text:p text:style-name="P5">:0.00633,</text:p>
      <text:p text:style-name="P5">(</text:p>
      <text:p text:style-name="P5">6.3:0.02438,</text:p>
      <text:p text:style-name="P5">(</text:p>
      <text:p text:style-name="P5">6.5:0.01787,</text:p>
      <text:p text:style-name="P5">6.6:0.01278)</text:p>
      <text:p text:style-name="P5">:0.00069)</text:p>
      <text:p text:style-name="P5">:0.05702,</text:p>
      <text:p text:style-name="P5">(</text:p>
      <text:p text:style-name="P5">(</text:p>
      <text:p text:style-name="P5">1.1:0.01830,</text:p>
      <text:p text:style-name="P5">1.2:0.01028)</text:p>
      <text:p text:style-name="P5">:0.04989,</text:p>
      <text:p text:style-name="P5">(</text:p>
      <text:p text:style-name="P5">(</text:p>
      <text:p text:style-name="P5">11.6:0.04169,</text:p>
      <text:p text:style-name="P5">11.10:0.04187)</text:p>
      <text:p text:style-name="P5">:0.02281,</text:p>
      <text:p text:style-name="P5">(</text:p>
      <text:p text:style-name="P5">(</text:p>
      <text:p text:style-name="P5">(</text:p>
      <text:p text:style-name="P5">(</text:p>
      <text:p text:style-name="P5">14_2:0.01644,</text:p>
      <text:p text:style-name="P5">14_4:0.01420)</text:p>
      <text:p text:style-name="P5">:0.01946,</text:p>
      <text:p text:style-name="P5">(</text:p>
      <text:p text:style-name="P5">14_6:0.03095,</text:p>
      <text:p text:style-name="P5">15_8:0.03311)</text:p>
      <text:p text:style-name="P5">:0.00770)</text:p>
      <text:p text:style-name="P5"><text:soft-page-break/>:0.01785,</text:p>
      <text:p text:style-name="P5">(</text:p>
      <text:p text:style-name="P5">13_2:0.01237,</text:p>
      <text:p text:style-name="P5">(</text:p>
      <text:p text:style-name="P5">16_1:0.01005,</text:p>
      <text:p text:style-name="P5">(</text:p>
      <text:p text:style-name="P5">16_4:0.01045,</text:p>
      <text:p text:style-name="P5">(</text:p>
      <text:p text:style-name="P5">13_1:0.00788,</text:p>
      <text:p text:style-name="P5">16_7:0.00326)</text:p>
      <text:p text:style-name="P5">:0.00348)</text:p>
      <text:p text:style-name="P5">:0.00109)</text:p>
      <text:p text:style-name="P5">:0.00052)</text:p>
      <text:p text:style-name="P5">:0.04495)</text:p>
      <text:p text:style-name="P5">:0.00810,</text:p>
      <text:p text:style-name="P5">(</text:p>
      <text:p text:style-name="P5">12.4:0.04941,</text:p>
      <text:p text:style-name="P5">(</text:p>
      <text:p text:style-name="P5">7.9:0.04076,</text:p>
      <text:p text:style-name="P5">(</text:p>
      <text:p text:style-name="P5">2.2:0.02465,</text:p>
      <text:p text:style-name="P5">2.3:0.01737)</text:p>
      <text:p text:style-name="P5">:0.01225)</text:p>
      <text:p text:style-name="P5">:0.02026)</text:p>
      <text:p text:style-name="P5">:0.00451)</text:p>
      <text:p text:style-name="P5">:0.00581)</text:p>
      <text:p text:style-name="P5">:0.00830)</text:p>
      <text:p text:style-name="P5">:0.00134);</text:p>
      <text:p text:style-name="P2"/>
      <text:p text:style-name="P2"/>
      <text:p text:style-name="P2"/>
      <text:p text:style-name="P2">arbre mes sequences + séquences références</text:p>
      <text:p text:style-name="P2"/>
      <text:p text:style-name="P1"><text:bookmark text:name="alignmentContent"/><text:s/></text:p>
      <text:p text:style-name="P3"><text:bookmark text:name="phyloTreeContent1"/>(</text:p>
      <text:p text:style-name="P5">(</text:p>
      <text:p text:style-name="P5">(</text:p>
      <text:p text:style-name="P5">(</text:p>
      <text:p text:style-name="P5">(</text:p>
      <text:p text:style-name="P5">(</text:p>
      <text:p text:style-name="P5">(</text:p>
      <text:p text:style-name="P5">capillovirus:0.26854,</text:p>
      <text:p text:style-name="P5">(</text:p>
      <text:p text:style-name="P5">Divavirus:0.31692,</text:p>
      <text:p text:style-name="P5">(</text:p>
      <text:p text:style-name="P5">(</text:p>
      <text:p text:style-name="P5">(</text:p>
      <text:p text:style-name="P5">Vitivirus:0.24325,</text:p>
      <text:p text:style-name="P5">(</text:p>
      <text:p text:style-name="P5">citrivirus:0.15262,</text:p>
      <text:p text:style-name="P5">Prunevirus:0.13150)</text:p>
      <text:p text:style-name="P5">:0.09409)</text:p>
      <text:p text:style-name="P5">:0.00447,</text:p>
      <text:p text:style-name="P5">(</text:p>
      <text:p text:style-name="P5">5.9:0.17332,</text:p>
      <text:p text:style-name="P5">(</text:p>
      <text:p text:style-name="P5">Carlavirus:0.19361,</text:p>
      <text:p text:style-name="P5">Robigovirus:0.18477)</text:p>
      <text:p text:style-name="P5"><text:soft-page-break/>:0.02761)</text:p>
      <text:p text:style-name="P5">:0.02540)</text:p>
      <text:p text:style-name="P5">:0.09370,</text:p>
      <text:p text:style-name="P5">Tepovirus:0.30567)</text:p>
      <text:p text:style-name="P5">:0.01326)</text:p>
      <text:p text:style-name="P5">:0.02268)</text:p>
      <text:p text:style-name="P5">:0.00896,</text:p>
      <text:p text:style-name="P5">Foveavirus:0.32728)</text:p>
      <text:p text:style-name="P5">:0.02571,</text:p>
      <text:p text:style-name="P5">Trichovirus:0.29896)</text:p>
      <text:p text:style-name="P5">:0.08216,</text:p>
      <text:p text:style-name="P5">8.8:0.13016)</text:p>
      <text:p text:style-name="P5">:0.01595,</text:p>
      <text:p text:style-name="P5">12.9:0.08748)</text:p>
      <text:p text:style-name="P5">:0.00646,</text:p>
      <text:p text:style-name="P5">(</text:p>
      <text:p text:style-name="P5">1.1:0.01847,</text:p>
      <text:p text:style-name="P5">1.2:0.01010)</text:p>
      <text:p text:style-name="P5">:0.04733)</text:p>
      <text:p text:style-name="P5">:0.00344,</text:p>
      <text:p text:style-name="P5">(</text:p>
      <text:p text:style-name="P5">6.3:0.02437,</text:p>
      <text:p text:style-name="P5">(</text:p>
      <text:p text:style-name="P5">6.5:0.01797,</text:p>
      <text:p text:style-name="P5">6.6:0.01267)</text:p>
      <text:p text:style-name="P5">:0.00070)</text:p>
      <text:p text:style-name="P5">:0.05886,</text:p>
      <text:p text:style-name="P5">(</text:p>
      <text:p text:style-name="P5">(</text:p>
      <text:p text:style-name="P5">11.6:0.04295,</text:p>
      <text:p text:style-name="P5">11.10:0.04061)</text:p>
      <text:p text:style-name="P5">:0.02345,</text:p>
      <text:p text:style-name="P5">(</text:p>
      <text:p text:style-name="P5">(</text:p>
      <text:p text:style-name="P5">(</text:p>
      <text:p text:style-name="P5">(</text:p>
      <text:p text:style-name="P5">14_2:0.01628,</text:p>
      <text:p text:style-name="P5">14_4:0.01437)</text:p>
      <text:p text:style-name="P5">:0.01989,</text:p>
      <text:p text:style-name="P5">(</text:p>
      <text:p text:style-name="P5">14_6:0.03150,</text:p>
      <text:p text:style-name="P5">15_8:0.03256)</text:p>
      <text:p text:style-name="P5">:0.00727)</text:p>
      <text:p text:style-name="P5">:0.01831,</text:p>
      <text:p text:style-name="P5">(</text:p>
      <text:p text:style-name="P5">13_2:0.01252,</text:p>
      <text:p text:style-name="P5">(</text:p>
      <text:p text:style-name="P5">16_1:0.00979,</text:p>
      <text:p text:style-name="P5">(</text:p>
      <text:p text:style-name="P5">16_4:0.01035,</text:p>
      <text:p text:style-name="P5">(</text:p>
      <text:p text:style-name="P5">13_1:0.00791,</text:p>
      <text:p text:style-name="P5">16_7:0.00323)</text:p>
      <text:p text:style-name="P5">:0.00358)</text:p>
      <text:p text:style-name="P5">:0.00135)</text:p>
      <text:p text:style-name="P5">:0.00037)</text:p>
      <text:p text:style-name="P5">:0.04450)</text:p>
      <text:p text:style-name="P5">:0.00746,</text:p>
      <text:p text:style-name="P5">(</text:p>
      <text:p text:style-name="P5">12.4:0.04964,</text:p>
      <text:p text:style-name="P5"><text:soft-page-break/>(</text:p>
      <text:p text:style-name="P5">7.9:0.04072,</text:p>
      <text:p text:style-name="P5">(</text:p>
      <text:p text:style-name="P5">2.2:0.02307,</text:p>
      <text:p text:style-name="P5">2.3:0.01894)</text:p>
      <text:p text:style-name="P5">:0.01508)</text:p>
      <text:p text:style-name="P5">:0.01933)</text:p>
      <text:p text:style-name="P5">:0.00513)</text:p>
      <text:p text:style-name="P5">:0.00501)</text:p>
      <text:p text:style-name="P5">:0.00706)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Tahoma" style:font-family-asian="Tahoma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9:16:20.427841898</meta:creation-date>
    <dc:date>2019-04-04T16:17:50.524538017</dc:date>
    <meta:editing-duration>PT1H24M1S</meta:editing-duration>
    <meta:editing-cycles>11</meta:editing-cycles>
    <meta:generator>LibreOffice/6.1.4.2$Linux_X86_64 LibreOffice_project/10$Build-2</meta:generator>
    <meta:document-statistic meta:table-count="0" meta:image-count="0" meta:object-count="0" meta:page-count="12" meta:paragraph-count="396" meta:word-count="755" meta:character-count="26202" meta:non-whitespace-character-count="23764"/>
  </office:meta>
</office:document-meta>
</file>